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Jau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16.762cm" svg:x="2.1cm" svg:y="0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568cm" svg:y="6.926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1.726cm" svg:x2="5.468cm" svg:y2="1.726cm">
            <text:p/>
          </draw:line>
          <draw:line draw:style-name="gr6" draw:text-style-name="P1" draw:layer="layout" svg:x1="3.018cm" svg:y1="2.376cm" svg:x2="5.518cm" svg:y2="2.376cm">
            <text:p/>
          </draw:line>
          <draw:line draw:style-name="gr6" draw:text-style-name="P1" draw:layer="layout" svg:x1="2.968cm" svg:y1="2.926cm" svg:x2="5.468cm" svg:y2="2.926cm">
            <text:p/>
          </draw:line>
        </draw:g>
        <draw:g>
          <draw:custom-shape draw:style-name="gr5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1.726cm" svg:x2="8.268cm" svg:y2="1.726cm">
            <text:p/>
          </draw:line>
          <draw:line draw:style-name="gr6" draw:text-style-name="P1" draw:layer="layout" svg:x1="5.818cm" svg:y1="2.376cm" svg:x2="8.318cm" svg:y2="2.376cm">
            <text:p/>
          </draw:line>
          <draw:line draw:style-name="gr6" draw:text-style-name="P1" draw:layer="layout" svg:x1="5.768cm" svg:y1="2.926cm" svg:x2="8.268cm" svg:y2="2.926cm">
            <text:p/>
          </draw:line>
        </draw:g>
        <draw:g>
          <draw:custom-shape draw:style-name="gr5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4.326cm" svg:x2="8.268cm" svg:y2="4.326cm">
            <text:p/>
          </draw:line>
          <draw:line draw:style-name="gr6" draw:text-style-name="P1" draw:layer="layout" svg:x1="5.818cm" svg:y1="4.976cm" svg:x2="8.318cm" svg:y2="4.976cm">
            <text:p/>
          </draw:line>
          <draw:line draw:style-name="gr6" draw:text-style-name="P1" draw:layer="layout" svg:x1="5.768cm" svg:y1="5.526cm" svg:x2="8.268cm" svg:y2="5.526cm">
            <text:p/>
          </draw:line>
        </draw:g>
        <draw:g>
          <draw:custom-shape draw:style-name="gr5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4.326cm" svg:x2="5.468cm" svg:y2="4.326cm">
            <text:p/>
          </draw:line>
          <draw:line draw:style-name="gr6" draw:text-style-name="P1" draw:layer="layout" svg:x1="3.018cm" svg:y1="4.976cm" svg:x2="5.518cm" svg:y2="4.976cm">
            <text:p/>
          </draw:line>
          <draw:line draw:style-name="gr6" draw:text-style-name="P1" draw:layer="layout" svg:x1="2.968cm" svg:y1="5.526cm" svg:x2="5.468cm" svg:y2="5.526cm">
            <text:p/>
          </draw:line>
        </draw:g>
        <draw:frame draw:style-name="gr4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1.688cm" svg:x2="11.768cm" svg:y2="1.688cm">
            <text:p/>
          </draw:line>
          <draw:line draw:style-name="gr6" draw:text-style-name="P1" draw:layer="layout" svg:x1="9.318cm" svg:y1="2.338cm" svg:x2="11.818cm" svg:y2="2.338cm">
            <text:p/>
          </draw:line>
          <draw:line draw:style-name="gr6" draw:text-style-name="P1" draw:layer="layout" svg:x1="9.268cm" svg:y1="2.888cm" svg:x2="11.768cm" svg:y2="2.888cm">
            <text:p/>
          </draw:line>
        </draw:g>
        <draw:g>
          <draw:custom-shape draw:style-name="gr5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1.688cm" svg:x2="14.568cm" svg:y2="1.688cm">
            <text:p/>
          </draw:line>
          <draw:line draw:style-name="gr6" draw:text-style-name="P1" draw:layer="layout" svg:x1="12.118cm" svg:y1="2.338cm" svg:x2="14.618cm" svg:y2="2.338cm">
            <text:p/>
          </draw:line>
          <draw:line draw:style-name="gr6" draw:text-style-name="P1" draw:layer="layout" svg:x1="12.068cm" svg:y1="2.888cm" svg:x2="14.568cm" svg:y2="2.888cm">
            <text:p/>
          </draw:line>
        </draw:g>
        <draw:g>
          <draw:custom-shape draw:style-name="gr5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4.288cm" svg:x2="14.568cm" svg:y2="4.288cm">
            <text:p/>
          </draw:line>
          <draw:line draw:style-name="gr6" draw:text-style-name="P1" draw:layer="layout" svg:x1="12.118cm" svg:y1="4.938cm" svg:x2="14.618cm" svg:y2="4.938cm">
            <text:p/>
          </draw:line>
          <draw:line draw:style-name="gr6" draw:text-style-name="P1" draw:layer="layout" svg:x1="12.068cm" svg:y1="5.488cm" svg:x2="14.568cm" svg:y2="5.488cm">
            <text:p/>
          </draw:line>
        </draw:g>
        <draw:g>
          <draw:custom-shape draw:style-name="gr5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4.288cm" svg:x2="11.768cm" svg:y2="4.288cm">
            <text:p/>
          </draw:line>
          <draw:line draw:style-name="gr6" draw:text-style-name="P1" draw:layer="layout" svg:x1="9.318cm" svg:y1="4.938cm" svg:x2="11.818cm" svg:y2="4.938cm">
            <text:p/>
          </draw:line>
          <draw:line draw:style-name="gr6" draw:text-style-name="P1" draw:layer="layout" svg:x1="9.268cm" svg:y1="5.488cm" svg:x2="11.768cm" svg:y2="5.488cm">
            <text:p/>
          </draw:line>
        </draw:g>
        <draw:frame draw:style-name="gr4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frame draw:style-name="gr7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6" draw:text-style-name="P1" draw:layer="layout" svg:x1="2.068cm" svg:y1="1.988cm" svg:x2="2.968cm" svg:y2="1.988cm">
          <text:p/>
        </draw:line>
        <draw:line draw:style-name="gr8" draw:text-style-name="P1" draw:layer="layout" svg:x1="1.868cm" svg:y1="2.688cm" svg:x2="3.468cm" svg:y2="2.688cm">
          <text:p/>
        </draw:line>
        <draw:custom-shape draw:style-name="gr2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1.69cm" svg:x2="19.022cm" svg:y2="1.69cm">
            <text:p/>
          </draw:line>
          <draw:line draw:style-name="gr6" draw:text-style-name="P1" draw:layer="layout" svg:x1="16.572cm" svg:y1="2.34cm" svg:x2="19.072cm" svg:y2="2.34cm">
            <text:p/>
          </draw:line>
          <draw:line draw:style-name="gr6" draw:text-style-name="P1" draw:layer="layout" svg:x1="16.522cm" svg:y1="2.89cm" svg:x2="19.022cm" svg:y2="2.89cm">
            <text:p/>
          </draw:line>
        </draw:g>
        <draw:g>
          <draw:custom-shape draw:style-name="gr5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1.69cm" svg:x2="21.822cm" svg:y2="1.69cm">
            <text:p/>
          </draw:line>
          <draw:line draw:style-name="gr6" draw:text-style-name="P1" draw:layer="layout" svg:x1="19.372cm" svg:y1="2.34cm" svg:x2="21.872cm" svg:y2="2.34cm">
            <text:p/>
          </draw:line>
          <draw:line draw:style-name="gr6" draw:text-style-name="P1" draw:layer="layout" svg:x1="19.322cm" svg:y1="2.89cm" svg:x2="21.822cm" svg:y2="2.89cm">
            <text:p/>
          </draw:line>
        </draw:g>
        <draw:g>
          <draw:custom-shape draw:style-name="gr5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4.29cm" svg:x2="21.822cm" svg:y2="4.29cm">
            <text:p/>
          </draw:line>
          <draw:line draw:style-name="gr6" draw:text-style-name="P1" draw:layer="layout" svg:x1="19.372cm" svg:y1="4.94cm" svg:x2="21.872cm" svg:y2="4.94cm">
            <text:p/>
          </draw:line>
          <draw:line draw:style-name="gr6" draw:text-style-name="P1" draw:layer="layout" svg:x1="19.322cm" svg:y1="5.49cm" svg:x2="21.822cm" svg:y2="5.49cm">
            <text:p/>
          </draw:line>
        </draw:g>
        <draw:g>
          <draw:custom-shape draw:style-name="gr5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4.29cm" svg:x2="19.022cm" svg:y2="4.29cm">
            <text:p/>
          </draw:line>
          <draw:line draw:style-name="gr6" draw:text-style-name="P1" draw:layer="layout" svg:x1="16.572cm" svg:y1="4.94cm" svg:x2="19.072cm" svg:y2="4.94cm">
            <text:p/>
          </draw:line>
          <draw:line draw:style-name="gr6" draw:text-style-name="P1" draw:layer="layout" svg:x1="16.522cm" svg:y1="5.49cm" svg:x2="19.022cm" svg:y2="5.49cm">
            <text:p/>
          </draw:line>
        </draw:g>
        <draw:frame draw:style-name="gr4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1.652cm" svg:x2="25.322cm" svg:y2="1.652cm">
            <text:p/>
          </draw:line>
          <draw:line draw:style-name="gr6" draw:text-style-name="P1" draw:layer="layout" svg:x1="22.872cm" svg:y1="2.302cm" svg:x2="25.372cm" svg:y2="2.302cm">
            <text:p/>
          </draw:line>
          <draw:line draw:style-name="gr6" draw:text-style-name="P1" draw:layer="layout" svg:x1="22.822cm" svg:y1="2.852cm" svg:x2="25.322cm" svg:y2="2.852cm">
            <text:p/>
          </draw:line>
        </draw:g>
        <draw:g>
          <draw:custom-shape draw:style-name="gr5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1.652cm" svg:x2="28.122cm" svg:y2="1.652cm">
            <text:p/>
          </draw:line>
          <draw:line draw:style-name="gr6" draw:text-style-name="P1" draw:layer="layout" svg:x1="25.672cm" svg:y1="2.302cm" svg:x2="28.172cm" svg:y2="2.302cm">
            <text:p/>
          </draw:line>
          <draw:line draw:style-name="gr6" draw:text-style-name="P1" draw:layer="layout" svg:x1="25.622cm" svg:y1="2.852cm" svg:x2="28.122cm" svg:y2="2.852cm">
            <text:p/>
          </draw:line>
        </draw:g>
        <draw:g>
          <draw:custom-shape draw:style-name="gr5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4.252cm" svg:x2="28.122cm" svg:y2="4.252cm">
            <text:p/>
          </draw:line>
          <draw:line draw:style-name="gr6" draw:text-style-name="P1" draw:layer="layout" svg:x1="25.672cm" svg:y1="4.902cm" svg:x2="28.172cm" svg:y2="4.902cm">
            <text:p/>
          </draw:line>
          <draw:line draw:style-name="gr6" draw:text-style-name="P1" draw:layer="layout" svg:x1="25.622cm" svg:y1="5.452cm" svg:x2="28.122cm" svg:y2="5.452cm">
            <text:p/>
          </draw:line>
        </draw:g>
        <draw:g>
          <draw:custom-shape draw:style-name="gr5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4.252cm" svg:x2="25.322cm" svg:y2="4.252cm">
            <text:p/>
          </draw:line>
          <draw:line draw:style-name="gr6" draw:text-style-name="P1" draw:layer="layout" svg:x1="22.872cm" svg:y1="4.902cm" svg:x2="25.372cm" svg:y2="4.902cm">
            <text:p/>
          </draw:line>
          <draw:line draw:style-name="gr6" draw:text-style-name="P1" draw:layer="layout" svg:x1="22.822cm" svg:y1="5.452cm" svg:x2="25.322cm" svg:y2="5.452cm">
            <text:p/>
          </draw:line>
        </draw:g>
        <draw:frame draw:style-name="gr4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2.389cm" svg:y="8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589cm" svg:y="9.0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489cm" svg:y="15.03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889cm" svg:y="9.3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9.83cm" svg:x2="5.389cm" svg:y2="9.83cm">
            <text:p/>
          </draw:line>
          <draw:line draw:style-name="gr6" draw:text-style-name="P1" draw:layer="layout" svg:x1="2.939cm" svg:y1="10.48cm" svg:x2="5.439cm" svg:y2="10.48cm">
            <text:p/>
          </draw:line>
          <draw:line draw:style-name="gr6" draw:text-style-name="P1" draw:layer="layout" svg:x1="2.889cm" svg:y1="11.03cm" svg:x2="5.389cm" svg:y2="11.03cm">
            <text:p/>
          </draw:line>
        </draw:g>
        <draw:g>
          <draw:custom-shape draw:style-name="gr5" draw:text-style-name="P1" draw:layer="layout" svg:width="2.5cm" svg:height="2.3cm" svg:x="5.689cm" svg:y="9.3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9.83cm" svg:x2="8.189cm" svg:y2="9.83cm">
            <text:p/>
          </draw:line>
          <draw:line draw:style-name="gr6" draw:text-style-name="P1" draw:layer="layout" svg:x1="5.739cm" svg:y1="10.48cm" svg:x2="8.239cm" svg:y2="10.48cm">
            <text:p/>
          </draw:line>
          <draw:line draw:style-name="gr6" draw:text-style-name="P1" draw:layer="layout" svg:x1="5.689cm" svg:y1="11.03cm" svg:x2="8.189cm" svg:y2="11.03cm">
            <text:p/>
          </draw:line>
        </draw:g>
        <draw:g>
          <draw:custom-shape draw:style-name="gr5" draw:text-style-name="P1" draw:layer="layout" svg:width="2.5cm" svg:height="2.3cm" svg:x="5.689cm" svg:y="11.9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12.43cm" svg:x2="8.189cm" svg:y2="12.43cm">
            <text:p/>
          </draw:line>
          <draw:line draw:style-name="gr6" draw:text-style-name="P1" draw:layer="layout" svg:x1="5.739cm" svg:y1="13.08cm" svg:x2="8.239cm" svg:y2="13.08cm">
            <text:p/>
          </draw:line>
          <draw:line draw:style-name="gr6" draw:text-style-name="P1" draw:layer="layout" svg:x1="5.689cm" svg:y1="13.63cm" svg:x2="8.189cm" svg:y2="13.63cm">
            <text:p/>
          </draw:line>
        </draw:g>
        <draw:g>
          <draw:custom-shape draw:style-name="gr5" draw:text-style-name="P1" draw:layer="layout" svg:width="2.5cm" svg:height="2.3cm" svg:x="2.889cm" svg:y="11.9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12.43cm" svg:x2="5.389cm" svg:y2="12.43cm">
            <text:p/>
          </draw:line>
          <draw:line draw:style-name="gr6" draw:text-style-name="P1" draw:layer="layout" svg:x1="2.939cm" svg:y1="13.08cm" svg:x2="5.439cm" svg:y2="13.08cm">
            <text:p/>
          </draw:line>
          <draw:line draw:style-name="gr6" draw:text-style-name="P1" draw:layer="layout" svg:x1="2.889cm" svg:y1="13.63cm" svg:x2="5.389cm" svg:y2="13.63cm">
            <text:p/>
          </draw:line>
        </draw:g>
        <draw:frame draw:style-name="gr4" draw:text-style-name="P2" draw:layer="layout" svg:width="2.6cm" svg:height="0.962cm" svg:x="2.889cm" svg:y="14.16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889cm" svg:y="8.99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189cm" svg:y="9.2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9.792cm" svg:x2="11.689cm" svg:y2="9.792cm">
            <text:p/>
          </draw:line>
          <draw:line draw:style-name="gr6" draw:text-style-name="P1" draw:layer="layout" svg:x1="9.239cm" svg:y1="10.442cm" svg:x2="11.739cm" svg:y2="10.442cm">
            <text:p/>
          </draw:line>
          <draw:line draw:style-name="gr6" draw:text-style-name="P1" draw:layer="layout" svg:x1="9.189cm" svg:y1="10.992cm" svg:x2="11.689cm" svg:y2="10.992cm">
            <text:p/>
          </draw:line>
        </draw:g>
        <draw:g>
          <draw:custom-shape draw:style-name="gr5" draw:text-style-name="P1" draw:layer="layout" svg:width="2.5cm" svg:height="2.3cm" svg:x="11.989cm" svg:y="9.2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9.792cm" svg:x2="14.489cm" svg:y2="9.792cm">
            <text:p/>
          </draw:line>
          <draw:line draw:style-name="gr6" draw:text-style-name="P1" draw:layer="layout" svg:x1="12.039cm" svg:y1="10.442cm" svg:x2="14.539cm" svg:y2="10.442cm">
            <text:p/>
          </draw:line>
          <draw:line draw:style-name="gr6" draw:text-style-name="P1" draw:layer="layout" svg:x1="11.989cm" svg:y1="10.992cm" svg:x2="14.489cm" svg:y2="10.992cm">
            <text:p/>
          </draw:line>
        </draw:g>
        <draw:g>
          <draw:custom-shape draw:style-name="gr5" draw:text-style-name="P1" draw:layer="layout" svg:width="2.5cm" svg:height="2.3cm" svg:x="11.989cm" svg:y="11.8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12.392cm" svg:x2="14.489cm" svg:y2="12.392cm">
            <text:p/>
          </draw:line>
          <draw:line draw:style-name="gr6" draw:text-style-name="P1" draw:layer="layout" svg:x1="12.039cm" svg:y1="13.042cm" svg:x2="14.539cm" svg:y2="13.042cm">
            <text:p/>
          </draw:line>
          <draw:line draw:style-name="gr6" draw:text-style-name="P1" draw:layer="layout" svg:x1="11.989cm" svg:y1="13.592cm" svg:x2="14.489cm" svg:y2="13.592cm">
            <text:p/>
          </draw:line>
        </draw:g>
        <draw:g>
          <draw:custom-shape draw:style-name="gr5" draw:text-style-name="P1" draw:layer="layout" svg:width="2.5cm" svg:height="2.3cm" svg:x="9.189cm" svg:y="11.8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12.392cm" svg:x2="11.689cm" svg:y2="12.392cm">
            <text:p/>
          </draw:line>
          <draw:line draw:style-name="gr6" draw:text-style-name="P1" draw:layer="layout" svg:x1="9.239cm" svg:y1="13.042cm" svg:x2="11.739cm" svg:y2="13.042cm">
            <text:p/>
          </draw:line>
          <draw:line draw:style-name="gr6" draw:text-style-name="P1" draw:layer="layout" svg:x1="9.189cm" svg:y1="13.592cm" svg:x2="11.689cm" svg:y2="13.592cm">
            <text:p/>
          </draw:line>
        </draw:g>
        <draw:frame draw:style-name="gr4" draw:text-style-name="P2" draw:layer="layout" svg:width="2.6cm" svg:height="0.962cm" svg:x="9.189cm" svg:y="14.13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cm" svg:y="15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cm" svg:y="9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9.8cm" svg:x2="19cm" svg:y2="9.8cm">
            <text:p/>
          </draw:line>
          <draw:line draw:style-name="gr6" draw:text-style-name="P1" draw:layer="layout" svg:x1="16.55cm" svg:y1="10.45cm" svg:x2="19.05cm" svg:y2="10.45cm">
            <text:p/>
          </draw:line>
          <draw:line draw:style-name="gr6" draw:text-style-name="P1" draw:layer="layout" svg:x1="16.5cm" svg:y1="11cm" svg:x2="19cm" svg:y2="11cm">
            <text:p/>
          </draw:line>
        </draw:g>
        <draw:g>
          <draw:custom-shape draw:style-name="gr5" draw:text-style-name="P1" draw:layer="layout" svg:width="2.5cm" svg:height="2.3cm" svg:x="19.3cm" svg:y="9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9.8cm" svg:x2="21.8cm" svg:y2="9.8cm">
            <text:p/>
          </draw:line>
          <draw:line draw:style-name="gr6" draw:text-style-name="P1" draw:layer="layout" svg:x1="19.35cm" svg:y1="10.45cm" svg:x2="21.85cm" svg:y2="10.45cm">
            <text:p/>
          </draw:line>
          <draw:line draw:style-name="gr6" draw:text-style-name="P1" draw:layer="layout" svg:x1="19.3cm" svg:y1="11cm" svg:x2="21.8cm" svg:y2="11cm">
            <text:p/>
          </draw:line>
        </draw:g>
        <draw:g>
          <draw:custom-shape draw:style-name="gr5" draw:text-style-name="P1" draw:layer="layout" svg:width="2.5cm" svg:height="2.3cm" svg:x="19.3cm" svg:y="11.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12.4cm" svg:x2="21.8cm" svg:y2="12.4cm">
            <text:p/>
          </draw:line>
          <draw:line draw:style-name="gr6" draw:text-style-name="P1" draw:layer="layout" svg:x1="19.35cm" svg:y1="13.05cm" svg:x2="21.85cm" svg:y2="13.05cm">
            <text:p/>
          </draw:line>
          <draw:line draw:style-name="gr6" draw:text-style-name="P1" draw:layer="layout" svg:x1="19.3cm" svg:y1="13.6cm" svg:x2="21.8cm" svg:y2="13.6cm">
            <text:p/>
          </draw:line>
        </draw:g>
        <draw:g>
          <draw:custom-shape draw:style-name="gr5" draw:text-style-name="P1" draw:layer="layout" svg:width="2.5cm" svg:height="2.3cm" svg:x="16.5cm" svg:y="11.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12.4cm" svg:x2="19cm" svg:y2="12.4cm">
            <text:p/>
          </draw:line>
          <draw:line draw:style-name="gr6" draw:text-style-name="P1" draw:layer="layout" svg:x1="16.55cm" svg:y1="13.05cm" svg:x2="19.05cm" svg:y2="13.05cm">
            <text:p/>
          </draw:line>
          <draw:line draw:style-name="gr6" draw:text-style-name="P1" draw:layer="layout" svg:x1="16.5cm" svg:y1="13.6cm" svg:x2="19cm" svg:y2="13.6cm">
            <text:p/>
          </draw:line>
        </draw:g>
        <draw:frame draw:style-name="gr4" draw:text-style-name="P2" draw:layer="layout" svg:width="2.6cm" svg:height="0.962cm" svg:x="16.5cm" svg:y="14.13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cm" svg:y="8.96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cm" svg:y="9.2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9.762cm" svg:x2="25.3cm" svg:y2="9.762cm">
            <text:p/>
          </draw:line>
          <draw:line draw:style-name="gr6" draw:text-style-name="P1" draw:layer="layout" svg:x1="22.85cm" svg:y1="10.412cm" svg:x2="25.35cm" svg:y2="10.412cm">
            <text:p/>
          </draw:line>
          <draw:line draw:style-name="gr6" draw:text-style-name="P1" draw:layer="layout" svg:x1="22.8cm" svg:y1="10.962cm" svg:x2="25.3cm" svg:y2="10.962cm">
            <text:p/>
          </draw:line>
        </draw:g>
        <draw:g>
          <draw:custom-shape draw:style-name="gr5" draw:text-style-name="P1" draw:layer="layout" svg:width="2.5cm" svg:height="2.3cm" svg:x="25.6cm" svg:y="9.2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9.762cm" svg:x2="28.1cm" svg:y2="9.762cm">
            <text:p/>
          </draw:line>
          <draw:line draw:style-name="gr6" draw:text-style-name="P1" draw:layer="layout" svg:x1="25.65cm" svg:y1="10.412cm" svg:x2="28.15cm" svg:y2="10.412cm">
            <text:p/>
          </draw:line>
          <draw:line draw:style-name="gr6" draw:text-style-name="P1" draw:layer="layout" svg:x1="25.6cm" svg:y1="10.962cm" svg:x2="28.1cm" svg:y2="10.962cm">
            <text:p/>
          </draw:line>
        </draw:g>
        <draw:g>
          <draw:custom-shape draw:style-name="gr5" draw:text-style-name="P1" draw:layer="layout" svg:width="2.5cm" svg:height="2.3cm" svg:x="25.6cm" svg:y="11.8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12.362cm" svg:x2="28.1cm" svg:y2="12.362cm">
            <text:p/>
          </draw:line>
          <draw:line draw:style-name="gr6" draw:text-style-name="P1" draw:layer="layout" svg:x1="25.65cm" svg:y1="13.012cm" svg:x2="28.15cm" svg:y2="13.012cm">
            <text:p/>
          </draw:line>
          <draw:line draw:style-name="gr6" draw:text-style-name="P1" draw:layer="layout" svg:x1="25.6cm" svg:y1="13.562cm" svg:x2="28.1cm" svg:y2="13.562cm">
            <text:p/>
          </draw:line>
        </draw:g>
        <draw:g>
          <draw:custom-shape draw:style-name="gr5" draw:text-style-name="P1" draw:layer="layout" svg:width="2.5cm" svg:height="2.3cm" svg:x="22.8cm" svg:y="11.8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12.362cm" svg:x2="25.3cm" svg:y2="12.362cm">
            <text:p/>
          </draw:line>
          <draw:line draw:style-name="gr6" draw:text-style-name="P1" draw:layer="layout" svg:x1="22.85cm" svg:y1="13.012cm" svg:x2="25.35cm" svg:y2="13.012cm">
            <text:p/>
          </draw:line>
          <draw:line draw:style-name="gr6" draw:text-style-name="P1" draw:layer="layout" svg:x1="22.8cm" svg:y1="13.562cm" svg:x2="25.3cm" svg:y2="13.562cm">
            <text:p/>
          </draw:line>
        </draw:g>
        <draw:frame draw:style-name="gr4" draw:text-style-name="P2" draw:layer="layout" svg:width="2.6cm" svg:height="0.962cm" svg:x="22.8cm" svg:y="14.1cm">
          <draw:text-box>
            <text:p><text:span text:style-name="T1">Plane</text:span></text:p>
          </draw:text-box>
        </draw:frame>
        <draw:frame draw:style-name="gr4" draw:text-style-name="P2" draw:layer="layout" svg:width="2.455cm" svg:height="0.962cm" svg:x="2.445cm" svg:y="15.9cm">
          <draw:text-box>
            <text:p><text:span text:style-name="T1">Chip</text:span></text:p>
          </draw:text-box>
        </draw:frame>
        <draw:custom-shape draw:style-name="gr9" draw:text-style-name="P3" draw:layer="layout" svg:width="7.5cm" svg:height="0.8cm" svg:x="4.7cm" svg:y="7.6cm">
          <text:p text:style-name="P1"><text:span text:style-name="T2">Die interleaved cache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.9cm" svg:y="9.35cm">
          <text:p text:style-name="P4">(a2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.9cm" svg:y="9.9cm">
          <text:p text:style-name="P4">(a3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.9cm" svg:y="10.494cm">
          <text:p text:style-name="P4">(a4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3.85cm">
          <text:p text:style-name="P4">(a1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4.4cm">
          <text:p text:style-name="P4">(b1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4.994cm">
          <text:p text:style-name="P4">(c1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5.55cm">
          <text:p text:style-name="P4">(d1)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cm" svg:y1="7.7cm" svg:x2="7.1cm" svg:y2="6.1cm">
          <text:p/>
        </draw:line>
        <draw:line draw:style-name="gr11" draw:text-style-name="P1" draw:layer="layout" svg:x1="6.8cm" svg:y1="8.4cm" svg:x2="4.2cm" svg:y2="9.4cm">
          <text:p/>
        </draw:line>
        <draw:custom-shape draw:style-name="gr9" draw:text-style-name="P3" draw:layer="layout" svg:width="7.5cm" svg:height="0.8cm" svg:x="13.3cm" svg:y="7.9cm">
          <text:p text:style-name="P1"><text:span text:style-name="T2">Die interleaved cache writ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1cm" svg:y="3.8cm">
          <text:p text:style-name="P4">(a1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1cm" svg:y="4.35cm">
          <text:p text:style-name="P4">(b1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9.3cm">
          <text:p text:style-name="P4">(a2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9.85cm">
          <text:p text:style-name="P4">(b2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10.444cm">
          <text:p text:style-name="P4">(c2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11cm">
          <text:p text:style-name="P4">(d2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9.3cm">
          <text:p text:style-name="P4">(a3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9.85cm">
          <text:p text:style-name="P4">(b3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10.444cm">
          <text:p text:style-name="P4">(c3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25cm" svg:y="1.175cm">
          <text:p text:style-name="P4">(a4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25cm" svg:y="1.725cm">
          <text:p text:style-name="P4">(b4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25cm" svg:y="2.319cm">
          <text:p text:style-name="P4">(c4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25cm" svg:y="2.875cm">
          <text:p text:style-name="P4">(d4)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8cm" svg:y1="7.9cm" svg:x2="13.4cm" svg:y2="4.9cm">
          <text:p/>
        </draw:line>
        <draw:line draw:style-name="gr11" draw:text-style-name="P1" draw:layer="layout" svg:x1="14.2cm" svg:y1="8.7cm" svg:x2="13.3cm" svg:y2="9.3cm">
          <text:p/>
        </draw:line>
        <draw:line draw:style-name="gr11" draw:text-style-name="P1" draw:layer="layout" svg:x1="18.2cm" svg:y1="8.7cm" svg:x2="17.7cm" svg:y2="9.3cm">
          <text:p/>
        </draw:line>
        <draw:line draw:style-name="gr11" draw:text-style-name="P1" draw:layer="layout" svg:x1="19.3cm" svg:y1="7.9cm" svg:x2="23.8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Jaune" draw:style="linear" draw:start-color="#ffd320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1:59:29</dc:date>
    <dc:creator>Pierre Olivier</dc:creator>
    <meta:editing-duration>PT38M44S</meta:editing-duration>
    <meta:editing-cycles>17</meta:editing-cycles>
    <meta:document-statistic meta:object-count="218"/>
  </office:meta>
</office:document-meta>
</file>